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6" calcext:value-type="float">
            <text:p>83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4" calcext:value-type="float">
            <text:p>99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4" calcext:value-type="float">
            <text:p>9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7" calcext:value-type="float">
            <text:p>77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6" calcext:value-type="float">
            <text:p>50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4" calcext:value-type="float">
            <text:p>99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0" calcext:value-type="float">
            <text:p>36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4" calcext:value-type="float">
            <text:p>99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4" calcext:value-type="float">
            <text:p>99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8" calcext:value-type="float">
            <text:p>838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1" calcext:value-type="float">
            <text:p>11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05" calcext:value-type="float">
            <text:p>705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65" calcext:value-type="float">
            <text:p>56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94" calcext:value-type="float">
            <text:p>99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5" calcext:value-type="float">
            <text:p>17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94" calcext:value-type="float">
            <text:p>99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94" calcext:value-type="float">
            <text:p>9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9" calcext:value-type="float">
            <text:p>7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46" calcext:value-type="float">
            <text:p>846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94" calcext:value-type="float">
            <text:p>99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6" calcext:value-type="float">
            <text:p>9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82" calcext:value-type="float">
            <text:p>68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94" calcext:value-type="float">
            <text:p>99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94" calcext:value-type="float">
            <text:p>99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01" calcext:value-type="float">
            <text:p>50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8" calcext:value-type="float">
            <text:p>29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94" calcext:value-type="float">
            <text:p>99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5" calcext:value-type="float">
            <text:p>13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53" calcext:value-type="float">
            <text:p>95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94" calcext:value-type="float">
            <text:p>99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94" calcext:value-type="float">
            <text:p>99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9" calcext:value-type="float">
            <text:p>7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02" calcext:value-type="float">
            <text:p>80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70" calcext:value-type="float">
            <text:p>57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7" calcext:value-type="float">
            <text:p>35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94" calcext:value-type="float">
            <text:p>99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6" calcext:value-type="float">
            <text:p>19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9" calcext:value-type="float">
            <text:p>109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54" calcext:value-type="float">
            <text:p>95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94" calcext:value-type="float">
            <text:p>99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1" calcext:value-type="float">
            <text:p>10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02" calcext:value-type="float">
            <text:p>80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7" calcext:value-type="float">
            <text:p>8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65" calcext:value-type="float">
            <text:p>665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94" calcext:value-type="float">
            <text:p>99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12" calcext:value-type="float">
            <text:p>51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94" calcext:value-type="float">
            <text:p>99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94" calcext:value-type="float">
            <text:p>99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3" calcext:value-type="float">
            <text:p>23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94" calcext:value-type="float">
            <text:p>99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94" calcext:value-type="float">
            <text:p>99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7" calcext:value-type="float">
            <text:p>12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45" calcext:value-type="float">
            <text:p>94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94" calcext:value-type="float">
            <text:p>99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94" calcext:value-type="float">
            <text:p>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4" calcext:value-type="float">
            <text:p>84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8" calcext:value-type="float">
            <text:p>8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75" calcext:value-type="float">
            <text:p>67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94" calcext:value-type="float">
            <text:p>99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94" calcext:value-type="float">
            <text:p>99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94" calcext:value-type="float">
            <text:p>99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87" calcext:value-type="float">
            <text:p>4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2" calcext:value-type="float">
            <text:p>202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94" calcext:value-type="float">
            <text:p>99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94" calcext:value-type="float">
            <text:p>99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94" calcext:value-type="float">
            <text:p>9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8" calcext:value-type="float">
            <text:p>78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78" calcext:value-type="float">
            <text:p>87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94" calcext:value-type="float">
            <text:p>99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94" calcext:value-type="float">
            <text:p>99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21" calcext:value-type="float">
            <text:p>82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88" calcext:value-type="float">
            <text:p>188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94" calcext:value-type="float">
            <text:p>99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94" calcext:value-type="float">
            <text:p>99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5:53:32.093055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5:57:27.90863776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483" meta:object-count="0"/>
  </office:meta>
</office:document-meta>
</file>